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Hoja1" table:style-name="ta1">
        <table:shapes>
          <draw:frame draw:z-index="0" draw:style-name="gr1" svg:width="7.8472in" svg:height="3.3319in" svg:x="0.9004in" svg:y="2.3256in">
            <draw:object draw:notify-on-update-of-ranges="Hoja1.B5:Hoja1.B11 Hoja1.C4:Hoja1.C4 Hoja1.C5:Hoja1.C11 Hoja1.B5:Hoja1.B11 Hoja1.D4:Hoja1.D4 Hoja1.D5:Hoja1.D11 Hoja1.B5:Hoja1.B11 Hoja1.F4:Hoja1.F4 Hoja1.F5:Hoja1.F11 Hoja1.B5:Hoja1.B11 Hoja1.H3:Hoja1.H4 Hoja1.H5:Hoja1.H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886in" svg:height="3.5398in" svg:x="0.889in" svg:y="10.3358in">
            <draw:object draw:notify-on-update-of-ranges="Hoja1.B5:Hoja1.B11 Hoja1.D4:Hoja1.D4 Hoja1.E5:Hoja1.E11 Hoja1.B5:Hoja1.B11 Hoja1.F4:Hoja1.F4 Hoja1.G5:Hoja1.G11 Hoja1.B5:Hoja1.B11 Hoja1.H4:Hoja1.H4 Hoja1.I5:Hoja1.I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0.9067in" svg:y="6.4252in">
            <draw:object draw:notify-on-update-of-ranges="Hoja1.B5:Hoja1.B11 Hoja1.D4:Hoja1.D4 Hoja1.D5:Hoja1.D11 Hoja1.B5:Hoja1.B11 Hoja1.F4:Hoja1.F4 Hoja1.F5:Hoja1.F11 Hoja1.B5:Hoja1.B11 Hoja1.H4:Hoja1.H4 Hoja1.H5:Hoja1.H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Blocksize=102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Aceleración</text:p>
          </table:table-cell>
          <table:table-cell table:style-name="ce1" office:value-type="string" calcext:value-type="string">
            <text:p>Caching</text:p>
          </table:table-cell>
          <table:table-cell table:style-name="ce1" office:value-type="string" calcext:value-type="string">
            <text:p>Aceleración </text:p>
          </table:table-cell>
          <table:table-cell table:style-name="ce1" office:value-type="string" calcext:value-type="string">
            <text:p>Tile</text:p>
          </table:table-cell>
          <table:table-cell table:style-name="ce1" office:value-type="string" calcext:value-type="string">
            <text:p>Aceleración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25" calcext:value-type="float">
            <text:p>0.000125</text:p>
          </table:table-cell>
          <table:table-cell table:formula="of:=[.C5]/[.D5]" office:value-type="float" office:value="1.288" calcext:value-type="float">
            <text:p>1.288</text:p>
          </table:table-cell>
          <table:table-cell office:value-type="float" office:value="0.000071" calcext:value-type="float">
            <text:p>0.000071</text:p>
          </table:table-cell>
          <table:table-cell table:formula="of:=[.C5]/[.F5]" office:value-type="float" office:value="2.26760563380282" calcext:value-type="float">
            <text:p>2.2676056338</text:p>
          </table:table-cell>
          <table:table-cell office:value-type="float" office:value="0.000071" calcext:value-type="float">
            <text:p>0.000071</text:p>
          </table:table-cell>
          <table:table-cell table:formula="of:=[.C5]/[.H5]" office:value-type="float" office:value="2.26760563380282" calcext:value-type="float">
            <text:p>2.267605633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0275" calcext:value-type="float">
            <text:p>0.000275</text:p>
          </table:table-cell>
          <table:table-cell table:formula="of:=[.C6]/[.D6]" office:value-type="float" office:value="3.35272727272727" calcext:value-type="float">
            <text:p>3.3527272727</text:p>
          </table:table-cell>
          <table:table-cell office:value-type="float" office:value="0.000169" calcext:value-type="float">
            <text:p>0.000169</text:p>
          </table:table-cell>
          <table:table-cell table:formula="of:=[.C6]/[.F6]" office:value-type="float" office:value="5.45562130177515" calcext:value-type="float">
            <text:p>5.4556213018</text:p>
          </table:table-cell>
          <table:table-cell office:value-type="float" office:value="0.000165" calcext:value-type="float">
            <text:p>0.000165</text:p>
          </table:table-cell>
          <table:table-cell table:formula="of:=[.C6]/[.H6]" office:value-type="float" office:value="5.58787878787879" calcext:value-type="float">
            <text:p>5.5878787879</text:p>
          </table:table-cell>
        </table:table-row>
        <table:table-row table:style-name="ro1">
          <table:table-cell/>
          <table:table-cell table:formula="of:=[.B6]*5" office:value-type="float" office:value="250000" calcext:value-type="float">
            <text:p>250000</text:p>
          </table:table-cell>
          <table:table-cell office:value-type="float" office:value="0.003893" calcext:value-type="float">
            <text:p>0.003893</text:p>
          </table:table-cell>
          <table:table-cell office:value-type="float" office:value="0.001093" calcext:value-type="float">
            <text:p>0.001093</text:p>
          </table:table-cell>
          <table:table-cell table:formula="of:=[.C7]/[.D7]" office:value-type="float" office:value="3.56175663311985" calcext:value-type="float">
            <text:p>3.5617566331</text:p>
          </table:table-cell>
          <table:table-cell office:value-type="float" office:value="0.000872" calcext:value-type="float">
            <text:p>0.000872</text:p>
          </table:table-cell>
          <table:table-cell table:formula="of:=[.C7]/[.F7]" office:value-type="float" office:value="4.4644495412844" calcext:value-type="float">
            <text:p>4.4644495413</text:p>
          </table:table-cell>
          <table:table-cell office:value-type="float" office:value="0.000639" calcext:value-type="float">
            <text:p>0.000639</text:p>
          </table:table-cell>
          <table:table-cell table:formula="of:=[.C7]/[.H7]" office:value-type="float" office:value="6.09233176838811" calcext:value-type="float">
            <text:p>6.0923317684</text:p>
          </table:table-cell>
        </table:table-row>
        <table:table-row table:style-name="ro1">
          <table:table-cell/>
          <table:table-cell table:formula="of:=[.B7]*5" office:value-type="float" office:value="1250000" calcext:value-type="float">
            <text:p>1250000</text:p>
          </table:table-cell>
          <table:table-cell office:value-type="float" office:value="0.019623" calcext:value-type="float">
            <text:p>0.019623</text:p>
          </table:table-cell>
          <table:table-cell office:value-type="float" office:value="0.003586" calcext:value-type="float">
            <text:p>0.003586</text:p>
          </table:table-cell>
          <table:table-cell table:formula="of:=[.C8]/[.D8]" office:value-type="float" office:value="5.47211377579476" calcext:value-type="float">
            <text:p>5.4721137758</text:p>
          </table:table-cell>
          <table:table-cell office:value-type="float" office:value="0.003297" calcext:value-type="float">
            <text:p>0.003297</text:p>
          </table:table-cell>
          <table:table-cell table:formula="of:=[.C8]/[.F8]" office:value-type="float" office:value="5.95177434030937" calcext:value-type="float">
            <text:p>5.9517743403</text:p>
          </table:table-cell>
          <table:table-cell office:value-type="float" office:value="0.002477" calcext:value-type="float">
            <text:p>0.002477</text:p>
          </table:table-cell>
          <table:table-cell table:formula="of:=[.C8]/[.H8]" office:value-type="float" office:value="7.9220831651191" calcext:value-type="float">
            <text:p>7.9220831651</text:p>
          </table:table-cell>
        </table:table-row>
        <table:table-row table:style-name="ro1">
          <table:table-cell/>
          <table:table-cell table:formula="of:=[.B8]*5" office:value-type="float" office:value="6250000" calcext:value-type="float">
            <text:p>6250000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014476" calcext:value-type="float">
            <text:p>0.014476</text:p>
          </table:table-cell>
          <table:table-cell table:formula="of:=[.C9]/[.D9]" office:value-type="float" office:value="6.74219397623653" calcext:value-type="float">
            <text:p>6.7421939762</text:p>
          </table:table-cell>
          <table:table-cell office:value-type="float" office:value="0.013608" calcext:value-type="float">
            <text:p>0.013608</text:p>
          </table:table-cell>
          <table:table-cell table:formula="of:=[.C9]/[.F9]" office:value-type="float" office:value="7.17225161669606" calcext:value-type="float">
            <text:p>7.1722516167</text:p>
          </table:table-cell>
          <table:table-cell office:value-type="float" office:value="0.011244" calcext:value-type="float">
            <text:p>0.011244</text:p>
          </table:table-cell>
          <table:table-cell table:formula="of:=[.C9]/[.H9]" office:value-type="float" office:value="8.68018498754892" calcext:value-type="float">
            <text:p>8.6801849875</text:p>
          </table:table-cell>
        </table:table-row>
        <table:table-row table:style-name="ro1">
          <table:table-cell/>
          <table:table-cell table:formula="of:=[.B9]*5" office:value-type="float" office:value="31250000" calcext:value-type="float">
            <text:p>31250000</text:p>
          </table:table-cell>
          <table:table-cell office:value-type="float" office:value="0.488944" calcext:value-type="float">
            <text:p>0.488944</text:p>
          </table:table-cell>
          <table:table-cell office:value-type="float" office:value="0.067289" calcext:value-type="float">
            <text:p>0.067289</text:p>
          </table:table-cell>
          <table:table-cell table:formula="of:=[.C10]/[.D10]" office:value-type="float" office:value="7.266328820461" calcext:value-type="float">
            <text:p>7.2663288205</text:p>
          </table:table-cell>
          <table:table-cell office:value-type="float" office:value="0.062921" calcext:value-type="float">
            <text:p>0.062921</text:p>
          </table:table-cell>
          <table:table-cell table:formula="of:=[.C10]/[.F10]" office:value-type="float" office:value="7.77076015956517" calcext:value-type="float">
            <text:p>7.7707601596</text:p>
          </table:table-cell>
          <table:table-cell office:value-type="float" office:value="0.063015" calcext:value-type="float">
            <text:p>0.063015</text:p>
          </table:table-cell>
          <table:table-cell table:formula="of:=[.C10]/[.H10]" office:value-type="float" office:value="7.75916845195588" calcext:value-type="float">
            <text:p>7.759168452</text:p>
          </table:table-cell>
        </table:table-row>
        <table:table-row table:style-name="ro1">
          <table:table-cell/>
          <table:table-cell table:formula="of:=[.B10]*2" office:value-type="float" office:value="62500000" calcext:value-type="float">
            <text:p>62500000</text:p>
          </table:table-cell>
          <table:table-cell office:value-type="float" office:value="0.986208" calcext:value-type="float">
            <text:p>0.986208</text:p>
          </table:table-cell>
          <table:table-cell office:value-type="float" office:value="0.137156" calcext:value-type="float">
            <text:p>0.137156</text:p>
          </table:table-cell>
          <table:table-cell table:formula="of:=[.C11]/[.D11]" office:value-type="float" office:value="7.1904109189536" calcext:value-type="float">
            <text:p>7.190410919</text:p>
          </table:table-cell>
          <table:table-cell office:value-type="float" office:value="0.125355" calcext:value-type="float">
            <text:p>0.125355</text:p>
          </table:table-cell>
          <table:table-cell table:formula="of:=[.C11]/[.F11]" office:value-type="float" office:value="7.86732080890272" calcext:value-type="float">
            <text:p>7.8673208089</text:p>
          </table:table-cell>
          <table:table-cell office:value-type="float" office:value="0.122518" calcext:value-type="float">
            <text:p>0.122518</text:p>
          </table:table-cell>
          <table:table-cell table:formula="of:=[.C11]/[.H11]" office:value-type="float" office:value="8.04949476811571" calcext:value-type="float">
            <text:p>8.0494947681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7:32:06.2281600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p </meta:initial-creator>
    <meta:creation-date>2015-04-13T07:32:28</meta:creation-date>
    <dc:date>2015-04-13T18:22:19.627587030</dc:date>
    <meta:editing-duration>PT2H1M53S</meta:editing-duration>
    <meta:editing-cycles>19</meta:editing-cycles>
    <meta:generator>LibreOffice/4.2.7.2$Linux_X86_64 LibreOffice_project/420m0$Build-2</meta:generator>
    <meta:document-statistic meta:table-count="3" meta:cell-count="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33cm" svg:height="8.464cm" xlink:href=".." xlink:type="simple" chart:class="chart:scatter" chart:style-name="ch1">
        <chart:title svg:x="7.793cm" svg:y="0.305cm" chart:style-name="ch2">
          <text:p>Tiempos de ejecución</text:p>
        </chart:title>
        <chart:subtitle svg:x="8.52cm" svg:y="1.253cm" chart:style-name="ch3">
          <text:p>Blocksize=1024</text:p>
        </chart:subtitle>
        <chart:legend svg:x="16.499cm" svg:y="3.104cm" style:legend-expansion="custom" chartooo:width="3.062cm" chartooo:height="2.087cm" style:legend-expansion-aspect-ratio="1.46717776712985" chart:style-name="ch4"/>
        <chart:plot-area chart:style-name="ch5" table:cell-range-address="Hoja1.B5:Hoja1.D11 Hoja1.C4:Hoja1.D4 Hoja1.F4:Hoja1.F11 Hoja1.H3:Hoja1.H11" chart:data-source-has-labels="row" svg:x="1.409cm" svg:y="2.104cm" svg:width="15.09cm" svg:height="5.208cm">
          <chartooo:coordinate-region svg:x="2.136cm" svg:y="2.304cm" svg:width="13.62cm" svg:height="4.361cm"/>
          <chart:axis chart:dimension="x" chart:name="primary-x" chart:style-name="ch6">
            <chart:title svg:x="8.778cm" svg:y="7.481cm" chart:style-name="ch7">
              <text:p>N</text:p>
            </chart:title>
          </chart:axis>
          <chart:axis chart:dimension="y" chart:name="primary-y" chart:style-name="ch6">
            <chart:title svg:x="0.451cm" svg:y="5.056cm" chart:style-name="ch8">
              <text:p>Seg</text:p>
            </chart:title>
            <chart:grid chart:style-name="ch9" chart:class="major"/>
          </chart:axis>
          <chart:series chart:style-name="ch10" chart:values-cell-range-address="Hoja1.C5:Hoja1.C11" chart:label-cell-address="Hoja1.C4:Hoja1.C4" chart:class="chart:scatter">
            <chart:domain table:cell-range-address="Hoja1.B5:Hoja1.B11"/>
            <chart:data-point chart:repeated="7"/>
          </chart:series>
          <chart:series chart:style-name="ch11" chart:values-cell-range-address="Hoja1.D5:Hoja1.D11" chart:label-cell-address="Hoja1.D4:Hoja1.D4" chart:class="chart:scatter">
            <chart:data-point chart:repeated="7"/>
          </chart:series>
          <chart:series chart:style-name="ch12" chart:values-cell-range-address="Hoja1.F5:Hoja1.F11" chart:label-cell-address="Hoja1.F4:Hoja1.F4" chart:class="chart:scatter">
            <chart:data-point chart:repeated="7"/>
          </chart:series>
          <chart:series chart:style-name="ch13" chart:values-cell-range-address="Hoja1.H5:Hoja1.H11" chart:label-cell-address="Hoja1.H3:Hoja1.H4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uencial</text:p>
                <draw:g>
                  <svg:desc>Hoja1.C4:Hoja1.C4</svg:desc>
                </draw:g>
              </table:table-cell>
              <table:table-cell office:value-type="string">
                <text:p>Basic</text:p>
                <draw:g>
                  <svg:desc>Hoja1.D4:Hoja1.D4</svg:desc>
                </draw:g>
              </table:table-cell>
              <table:table-cell office:value-type="string">
                <text:p>Caching</text:p>
                <draw:g>
                  <svg:desc>Hoja1.F4:Hoja1.F4</svg:desc>
                </draw:g>
              </table:table-cell>
              <table:table-cell office:value-type="string">
                <text:p>Tile</text:p>
                <text:list>
                  <text:list-item>
                    <text:p/>
                  </text:list-item>
                  <text:list-item>
                    <text:p>Tile</text:p>
                  </text:list-item>
                </text:list>
                <draw:g>
                  <svg:desc>Hoja1.H3:Hoj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0.000161">
                <text:p>0.000161</text:p>
                <draw:g>
                  <svg:desc>Hoja1.C5:Hoja1.C11</svg:desc>
                </draw:g>
              </table:table-cell>
              <table:table-cell office:value-type="float" office:value="0.000125">
                <text:p>0.000125</text:p>
                <draw:g>
                  <svg:desc>Hoja1.D5:Hoja1.D11</svg:desc>
                </draw:g>
              </table:table-cell>
              <table:table-cell office:value-type="float" office:value="0.000071">
                <text:p>0.000071</text:p>
                <draw:g>
                  <svg:desc>Hoja1.F5:Hoja1.F11</svg:desc>
                </draw:g>
              </table:table-cell>
              <table:table-cell office:value-type="float" office:value="0.000071">
                <text:p>0.000071</text:p>
                <draw:g>
                  <svg:desc>Hoja1.H5:Hoja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922">
                <text:p>0.000922</text:p>
              </table:table-cell>
              <table:table-cell office:value-type="float" office:value="0.000275">
                <text:p>0.000275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03893">
                <text:p>0.003893</text:p>
              </table:table-cell>
              <table:table-cell office:value-type="float" office:value="0.001093">
                <text:p>0.001093</text:p>
              </table:table-cell>
              <table:table-cell office:value-type="float" office:value="0.000872">
                <text:p>0.000872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019623">
                <text:p>0.019623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297">
                <text:p>0.003297</text:p>
              </table:table-cell>
              <table:table-cell office:value-type="float" office:value="0.002477">
                <text:p>0.00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0976">
                <text:p>0.0976</text:p>
              </table:table-cell>
              <table:table-cell office:value-type="float" office:value="0.014476">
                <text:p>0.014476</text:p>
              </table:table-cell>
              <table:table-cell office:value-type="float" office:value="0.013608">
                <text:p>0.013608</text:p>
              </table:table-cell>
              <table:table-cell office:value-type="float" office:value="0.011244">
                <text:p>0.01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0.488944">
                <text:p>0.488944</text:p>
              </table:table-cell>
              <table:table-cell office:value-type="float" office:value="0.067289">
                <text:p>0.067289</text:p>
              </table:table-cell>
              <table:table-cell office:value-type="float" office:value="0.062921">
                <text:p>0.062921</text:p>
              </table:table-cell>
              <table:table-cell office:value-type="float" office:value="0.063015">
                <text:p>0.063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0.986208">
                <text:p>0.986208</text:p>
              </table:table-cell>
              <table:table-cell office:value-type="float" office:value="0.137156">
                <text:p>0.137156</text:p>
              </table:table-cell>
              <table:table-cell office:value-type="float" office:value="0.125355">
                <text:p>0.125355</text:p>
              </table:table-cell>
              <table:table-cell office:value-type="float" office:value="0.122518">
                <text:p>0.122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74cm" svg:height="8.992cm" xlink:href=".." xlink:type="simple" chart:class="chart:scatter" chart:style-name="ch1">
        <chart:title svg:x="6.753cm" svg:y="0.315cm" chart:style-name="ch2">
          <text:p>Aceleración</text:p>
        </chart:title>
        <chart:subtitle svg:x="6.541cm" svg:y="1.273cm" chart:style-name="ch3">
          <text:p>Blocksize=1024</text:p>
        </chart:subtitle>
        <chart:legend chart:legend-position="end" svg:x="13.386cm" svg:y="3.699cm" style:legend-expansion="high" chart:style-name="ch4"/>
        <chart:plot-area chart:style-name="ch5" table:cell-range-address="Hoja1.B5:Hoja1.B11 Hoja1.D4:Hoja1.D4 Hoja1.E5:Hoja1.E11 Hoja1.F4:Hoja1.F4 Hoja1.G5:Hoja1.G11 Hoja1.H4:Hoja1.H4 Hoja1.I5:Hoja1.I11" chart:data-source-has-labels="row" svg:x="1.33cm" svg:y="2.135cm" svg:width="11.737cm" svg:height="5.697cm">
          <chartooo:coordinate-region svg:x="1.951cm" svg:y="2.334cm" svg:width="10.373cm" svg:height="4.851cm"/>
          <chart:axis chart:dimension="x" chart:name="primary-x" chart:style-name="ch6">
            <chart:title svg:x="7.022cm" svg:y="8.011cm" chart:style-name="ch7">
              <text:p>N</text:p>
            </chart:title>
          </chart:axis>
          <chart:axis chart:dimension="y" chart:name="primary-y" chart:style-name="ch6">
            <chart:title svg:x="0.451cm" svg:y="5.318cm" chart:style-name="ch8">
              <text:p>seg</text:p>
            </chart:title>
            <chart:grid chart:style-name="ch9" chart:class="major"/>
          </chart:axis>
          <chart:series chart:style-name="ch10" chart:values-cell-range-address="Hoja1.E5:Hoja1.E11" chart:label-cell-address="Hoja1.D4:Hoja1.D4" chart:class="chart:scatter">
            <chart:domain table:cell-range-address="Hoja1.B5:Hoja1.B11"/>
            <chart:data-point chart:repeated="7"/>
          </chart:series>
          <chart:series chart:style-name="ch11" chart:values-cell-range-address="Hoja1.G5:Hoja1.G11" chart:label-cell-address="Hoja1.F4:Hoja1.F4" chart:class="chart:scatter">
            <chart:data-point chart:repeated="7"/>
          </chart:series>
          <chart:series chart:style-name="ch12" chart:values-cell-range-address="Hoja1.I5:Hoja1.I11" chart:label-cell-address="Hoja1.H4:Hoja1.H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ic</text:p>
                <draw:g>
                  <svg:desc>Hoja1.D4:Hoja1.D4</svg:desc>
                </draw:g>
              </table:table-cell>
              <table:table-cell office:value-type="string">
                <text:p>Caching</text:p>
                <draw:g>
                  <svg:desc>Hoja1.F4:Hoja1.F4</svg:desc>
                </draw:g>
              </table:table-cell>
              <table:table-cell office:value-type="string">
                <text:p>Tile</text:p>
                <draw:g>
                  <svg:desc>Hoja1.H4:Hoj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1.288">
                <text:p>1.288</text:p>
                <draw:g>
                  <svg:desc>Hoja1.E5:Hoja1.E11</svg:desc>
                </draw:g>
              </table:table-cell>
              <table:table-cell office:value-type="float" office:value="2.26760563380282">
                <text:p>2.26760563380282</text:p>
                <draw:g>
                  <svg:desc>Hoja1.G5:Hoja1.G11</svg:desc>
                </draw:g>
              </table:table-cell>
              <table:table-cell office:value-type="float" office:value="2.26760563380282">
                <text:p>2.26760563380282</text:p>
                <draw:g>
                  <svg:desc>Hoja1.I5:Hoja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3.35272727272727">
                <text:p>3.35272727272727</text:p>
              </table:table-cell>
              <table:table-cell office:value-type="float" office:value="5.45562130177515">
                <text:p>5.45562130177515</text:p>
              </table:table-cell>
              <table:table-cell office:value-type="float" office:value="5.58787878787879">
                <text:p>5.58787878787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3.56175663311985">
                <text:p>3.56175663311985</text:p>
              </table:table-cell>
              <table:table-cell office:value-type="float" office:value="4.4644495412844">
                <text:p>4.4644495412844</text:p>
              </table:table-cell>
              <table:table-cell office:value-type="float" office:value="6.09233176838811">
                <text:p>6.09233176838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5.47211377579476">
                <text:p>5.47211377579476</text:p>
              </table:table-cell>
              <table:table-cell office:value-type="float" office:value="5.95177434030937">
                <text:p>5.95177434030937</text:p>
              </table:table-cell>
              <table:table-cell office:value-type="float" office:value="7.9220831651191">
                <text:p>7.9220831651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6.74219397623653">
                <text:p>6.74219397623653</text:p>
              </table:table-cell>
              <table:table-cell office:value-type="float" office:value="7.17225161669606">
                <text:p>7.17225161669606</text:p>
              </table:table-cell>
              <table:table-cell office:value-type="float" office:value="8.68018498754892">
                <text:p>8.68018498754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7.266328820461">
                <text:p>7.266328820461</text:p>
              </table:table-cell>
              <table:table-cell office:value-type="float" office:value="7.77076015956517">
                <text:p>7.77076015956517</text:p>
              </table:table-cell>
              <table:table-cell office:value-type="float" office:value="7.75916845195588">
                <text:p>7.75916845195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7.1904109189536">
                <text:p>7.1904109189536</text:p>
              </table:table-cell>
              <table:table-cell office:value-type="float" office:value="7.86732080890272">
                <text:p>7.86732080890272</text:p>
              </table:table-cell>
              <table:table-cell office:value-type="float" office:value="8.04949476811571">
                <text:p>8.04949476811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16cm" svg:y="0.316cm" chart:style-name="ch2">
          <text:p>Tiempos de ejecución Algoritmos Paralelos</text:p>
        </chart:title>
        <chart:subtitle svg:x="6.62cm" svg:y="1.275cm" chart:style-name="ch3">
          <text:p>Blocksize 1024</text:p>
        </chart:subtitle>
        <chart:legend chart:legend-position="end" svg:x="13.412cm" svg:y="3.703cm" style:legend-expansion="high" chart:style-name="ch4"/>
        <chart:plot-area chart:style-name="ch5" table:cell-range-address="Hoja1.B5:Hoja1.B11 Hoja1.D4:Hoja1.D11 Hoja1.F4:Hoja1.F11 Hoja1.H4:Hoja1.H11" chart:data-source-has-labels="row" svg:x="0.32cm" svg:y="2.138cm" svg:width="12.772cm" svg:height="6.682cm">
          <chartooo:coordinate-region svg:x="1.232cm" svg:y="2.337cm" svg:width="11.117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Hoja1.D5:Hoja1.D11" chart:label-cell-address="Hoja1.D4:Hoja1.D4" chart:class="chart:scatter">
            <chart:domain table:cell-range-address="Hoja1.B5:Hoja1.B11"/>
            <chart:data-point chart:repeated="7"/>
          </chart:series>
          <chart:series chart:style-name="ch9" chart:values-cell-range-address="Hoja1.F5:Hoja1.F11" chart:label-cell-address="Hoja1.F4:Hoja1.F4" chart:class="chart:scatter">
            <chart:data-point chart:repeated="7"/>
          </chart:series>
          <chart:series chart:style-name="ch10" chart:values-cell-range-address="Hoja1.H5:Hoja1.H11" chart:label-cell-address="Hoja1.H4:Hoja1.H4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sic</text:p>
                <draw:g>
                  <svg:desc>Hoja1.D4:Hoja1.D4</svg:desc>
                </draw:g>
              </table:table-cell>
              <table:table-cell office:value-type="string">
                <text:p>Caching</text:p>
                <draw:g>
                  <svg:desc>Hoja1.F4:Hoja1.F4</svg:desc>
                </draw:g>
              </table:table-cell>
              <table:table-cell office:value-type="string">
                <text:p>Tile</text:p>
                <draw:g>
                  <svg:desc>Hoja1.H4:Hoj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Hoja1.B5:Hoja1.B11</svg:desc>
                </draw:g>
              </table:table-cell>
              <table:table-cell office:value-type="float" office:value="0.000125">
                <text:p>0.000125</text:p>
                <draw:g>
                  <svg:desc>Hoja1.D5:Hoja1.D11</svg:desc>
                </draw:g>
              </table:table-cell>
              <table:table-cell office:value-type="float" office:value="0.000071">
                <text:p>0.000071</text:p>
                <draw:g>
                  <svg:desc>Hoja1.F5:Hoja1.F11</svg:desc>
                </draw:g>
              </table:table-cell>
              <table:table-cell office:value-type="float" office:value="0.000071">
                <text:p>0.000071</text:p>
                <draw:g>
                  <svg:desc>Hoja1.H5:Hoja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">
                <text:p>50000</text:p>
              </table:table-cell>
              <table:table-cell office:value-type="float" office:value="0.000275">
                <text:p>0.000275</text:p>
              </table:table-cell>
              <table:table-cell office:value-type="float" office:value="0.000169">
                <text:p>0.000169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0">
                <text:p>250000</text:p>
              </table:table-cell>
              <table:table-cell office:value-type="float" office:value="0.001093">
                <text:p>0.001093</text:p>
              </table:table-cell>
              <table:table-cell office:value-type="float" office:value="0.000872">
                <text:p>0.000872</text:p>
              </table:table-cell>
              <table:table-cell office:value-type="float" office:value="0.000639">
                <text:p>0.000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0">
                <text:p>1250000</text:p>
              </table:table-cell>
              <table:table-cell office:value-type="float" office:value="0.003586">
                <text:p>0.003586</text:p>
              </table:table-cell>
              <table:table-cell office:value-type="float" office:value="0.003297">
                <text:p>0.003297</text:p>
              </table:table-cell>
              <table:table-cell office:value-type="float" office:value="0.002477">
                <text:p>0.00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00">
                <text:p>6250000</text:p>
              </table:table-cell>
              <table:table-cell office:value-type="float" office:value="0.014476">
                <text:p>0.014476</text:p>
              </table:table-cell>
              <table:table-cell office:value-type="float" office:value="0.013608">
                <text:p>0.013608</text:p>
              </table:table-cell>
              <table:table-cell office:value-type="float" office:value="0.011244">
                <text:p>0.0112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50000">
                <text:p>31250000</text:p>
              </table:table-cell>
              <table:table-cell office:value-type="float" office:value="0.067289">
                <text:p>0.067289</text:p>
              </table:table-cell>
              <table:table-cell office:value-type="float" office:value="0.062921">
                <text:p>0.062921</text:p>
              </table:table-cell>
              <table:table-cell office:value-type="float" office:value="0.063015">
                <text:p>0.063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500000">
                <text:p>62500000</text:p>
              </table:table-cell>
              <table:table-cell office:value-type="float" office:value="0.137156">
                <text:p>0.137156</text:p>
              </table:table-cell>
              <table:table-cell office:value-type="float" office:value="0.125355">
                <text:p>0.125355</text:p>
              </table:table-cell>
              <table:table-cell office:value-type="float" office:value="0.122518">
                <text:p>0.1225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